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_20_indent">
      <style:paragraph-properties fo:text-align="center" style:justify-single-word="false"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_20_indent" style:list-style-name="L3"/>
    <style:style style:name="P8" style:family="paragraph" style:parent-style-name="Text_20_body_20_indent" style:list-style-name="L4"/>
    <style:style style:name="P9" style:family="paragraph" style:parent-style-name="Text_20_body_20_indent" style:list-style-name="L4">
      <style:paragraph-properties fo:margin-left="0.529cm" fo:margin-right="0cm" fo:text-indent="0cm" style:auto-text-indent="false"/>
    </style:style>
    <style:style style:name="P10" style:family="paragraph" style:parent-style-name="Text_20_body_20_indent" style:list-style-name="L4">
      <style:paragraph-properties fo:margin-left="0cm" fo:margin-right="0cm" fo:text-indent="0cm" style:auto-text-indent="fals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Вступление.</text:span></text:p>
      <text:p text:style-name="Text_20_body_20_indent"><text:span text:style-name="Strong_20_Emphasis"><text:span text:style-name="T1">Надеюсь то что я пишу кому-либо будет интересно, в книге я попытаюсь изложить рецепты конфигурация серверного программного обеспечения.</text:span></text:span></text:p>
      <text:p text:style-name="Text_20_body_20_indent"><text:span text:style-name="Strong_20_Emphasis"><text:span text:style-name="T1">Привязки к определенному дистрибутиву вы не сможете найти в этой книге, по сему я постараюсь чтобы после прочтения книги вы смогли сконфигурировать допустим веб сервер в любом известном дистрибутиве Linux или в Freebsd.</text:span></text:span></text:p>
      <text:p text:style-name="Text_20_body_20_indent"><text:span text:style-name="Strong_20_Emphasis"><text:span text:style-name="T1">Вначале кроткий экскурс в историю операционных систем.</text:span></text:span></text:p>
      <text:p text:style-name="P3"><text:span text:style-name="Strong_20_Emphasis"><text:tab/><text:tab/><text:tab/>Оглавление:</text:span></text:p>
      <text:p text:style-name="Text_20_body_20_indent"><text:span text:style-name="Strong_20_Emphasis">Глава 1:</text:span></text:p>
      <text:p text:style-name="Text_20_body_20_indent"><text:span text:style-name="Strong_20_Emphasis">Операционная система. Миф, быль или среда жизни.</text:span></text:p>
      <text:p text:style-name="Text_20_body_20_indent"><text:span text:style-name="Strong_20_Emphasis">Что такое дистрибутив<text:line-break/>Коротко о самых известных дистрибутива. </text:span></text:p>
      <text:p text:style-name="Text_20_body_20_indent"><text:span text:style-name="Strong_20_Emphasis"/></text:p>
      <text:p text:style-name="Text_20_body_20_indent"><text:span text:style-name="Strong_20_Emphasis">Глава 2:</text:span></text:p>
      <text:p text:style-name="Text_20_body_20_indent"><text:span text:style-name="Strong_20_Emphasis">Серверы, компьютеры, что с чем едят.</text:span></text:p>
      <text:p text:style-name="Text_20_body_20_indent"><text:span text:style-name="Strong_20_Emphasis">Мир unix. Echo «Welcome..»</text:span></text:p>
      <text:p text:style-name="Text_20_body_20_indent"><text:span text:style-name="Strong_20_Emphasis"/></text:p>
      <text:p text:style-name="P3"><text:span text:style-name="Strong_20_Emphasis">Операционная система. Миф, быль или среда жизни.</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Корни Unix можно проследить где угодно, берем MSDOS это урезанный Xenix то есть <text:soft-page-break/>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Text_20_body_20_indent"><text:span text:style-name="Strong_20_Emphasis">Что такое дистрибутив</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Text_20_body_20_indent"><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Mandrake считаются многими лучшими в этой области. Многие пользователи обнаружили, <text:soft-page-break/>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pan text:style-name="Strong_20_Emphasis"/></text:p>
      <text:p text:style-name="P1"><text:soft-page-break/><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
      <text:p text:style-name="Text_20_body_20_indent"><text:soft-page-break/>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3">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4"><text:span text:style-name="Strong_20_Emphasis">Глава 2:</text:span></text:p>
      <text:p text:style-name="P1"><text:span text:style-name="Strong_20_Emphasis">Серверы, компьютеры, что с чем едят.</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системы, десктопы, <text:soft-page-break/>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сервера для среднего <text:soft-page-break/>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1966208063" text:style-name="L1">
        <text:list-header>
          <text:p text:style-name="P5">*<text:tab/>Лицензии. BSD лицензия не накладывает строгие рамки как GPL.</text:p>
          <text:p text:style-name="P5">*<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1284337416" text:style-name="L2">
        <text:list-item>
          <text:p text:style-name="P6">''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6">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6">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6">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6">Лицензия BSD иногда может быть более привлекательной, нежели GPL.</text:p>
        </text:list-item>
        <text:list-item>
          <text:p text:style-name="P6">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
      <text:p text:style-name="P1"><text:span text:style-name="Strong_20_Emphasis">Мир unix. Echo «Welcome..»</text:span></text:p>
      <text:p text:style-name="Text_20_body_20_indent"><text:span text:style-name="Strong_20_Emphasis"><text:span text:style-name="T1">Начинать изучать любую Unix-подобную операционную систему, нельзя без понимания как она устроена изнутри. Что происходит при включение компьютера? Как вообще загружается ос? Какие процессы протекают при работе в ос? Вопросов много, а ответов нет, давайте вместе разберемся что и как.</text:span></text:span></text:p>
      <text:p text:style-name="Text_20_body_20_indent"><text:span text:style-name="Strong_20_Emphasis"><text:span text:style-name="T1">И так вы нажали «ВКЛ».</text:span></text:span></text:p>
      <text:p text:style-name="Text_20_body_20_indent"><text:span text:style-name="Strong_20_Emphasis"><text:span text:style-name="T1">После нажатия на кнопку Вашему компьютеру нужно решить ряд задач.</text:span></text:span></text:p>
      <text:list xml:id="list1514882092" text:style-name="L3">
        <text:list-item>
          <text:list>
            <text:list-item>
              <text:p text:style-name="P7"><text:span text:style-name="Strong_20_Emphasis"><text:span text:style-name="T1">Проверить конфигурацию и состояние вашего периферийного оборудования.</text:span></text:span></text:p>
            </text:list-item>
          </text:list>
        </text:list-item>
      </text:list>
      <text:list xml:id="list1415638354" text:style-name="L4">
        <text:list-item>
          <text:list>
            <text:list-item>
              <text:p text:style-name="P8"><text:span text:style-name="Strong_20_Emphasis"><text:span text:style-name="T1">Сделать попытку выбрать операционную систему.</text:span></text:span></text:p>
            </text:list-item>
            <text:list-item>
              <text:p text:style-name="P8"><text:span text:style-name="Strong_20_Emphasis"><text:span text:style-name="T1">Загрузить в память ядро операционной системы</text:span></text:span></text:p>
            </text:list-item>
            <text:list-item>
              <text:p text:style-name="P8"><text:span text:style-name="Strong_20_Emphasis"><text:span text:style-name="T1">Передать управление ядру</text:span></text:span></text:p>
            </text:list-item>
            <text:list-item>
              <text:p text:style-name="P8"><text:span text:style-name="Strong_20_Emphasis"><text:span text:style-name="T1">Загрузить необходимый софт</text:span></text:span></text:p>
              <text:list>
                <text:list-item>
                  <text:list>
                    <text:list-header>
                      <text:p text:style-name="P9"><text:span text:style-name="Strong_20_Emphasis"><text:span text:style-name="T1">Последнее уже делает непосредственно операционная система.</text:span></text:span></text:p>
                      <text:p text:style-name="P9"><text:span text:style-name="Strong_20_Emphasis"><text:span text:style-name="T1">Все шаги происходят незаметно для пользователя, мы же в итоге видим <text:s/>приглашение </text:span></text:span><text:span text:style-name="Strong_20_Emphasis"><text:span text:style-name="T4">login:</text:span></text:span></text:p>
                    </text:list-header>
                  </text:list>
                </text:list-item>
              </text:list>
            </text:list-item>
          </text:list>
        </text:list-item>
      </text:list>
      <text:p text:style-name="Text_20_body_20_indent"><text:span text:style-name="Strong_20_Emphasis"><text:span text:style-name="T1">Теперь рассмотрим более подробно все шаги.</text:span></text:span></text:p>
      <text:p text:style-name="Text_20_body_20_indent"><text:span text:style-name="Strong_20_Emphasis"><text:span text:style-name="T1">Проверку периферийного оборудования производит непосредственно BIOS, базовая система ввода-вывода. После включения компьютера BIOS проверяет переферийные устройства,и пытается найти на жестком диске на разделе под названием MBR загрузчик операционной системы. При успешном нахождение в MBR загрузчика операционной системы, bios загружает его и передает управление непосредственно загрузчику. Основная задача загрузчика это определить на каком жестком диске и на каком разделе находится ядро операционной системы и попытаться ее [операционную систему] загрузить</text:span></text:span></text:p>
      <text:list xml:id="list82323989" text:continue-numbering="true" text:style-name="L4">
        <text:list-item>
          <text:list>
            <text:list-header>
              <text:p text:style-name="P10"><text:span text:style-name="Strong_20_Emphasis"><text:span text:style-name="T4"/></text:span></text:p>
            </text:list-header>
          </text:list>
        </text:list-item>
      </text:list>
      <text:p text:style-name="P3"><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7T18:35:48</dc:date>
    <meta:editing-duration>PT1H57M1S</meta:editing-duration>
    <meta:editing-cycles>8</meta:editing-cycles>
    <meta:generator>LibreOffice/3.4$Linux LibreOffice_project/340m1$Build-602</meta:generator>
    <meta:document-statistic meta:table-count="1" meta:image-count="0" meta:object-count="0" meta:page-count="11" meta:paragraph-count="131" meta:word-count="2657" meta:character-count="19391" meta:non-whitespace-character-count="16817"/>
  </office:meta>
</office:document-meta>
</file>